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7.1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Price quantity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 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. Part numb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PS73633DBV</text:p>
          </table:table-cell>
          <table:table-cell office:value-type="string" calcext:value-type="string">
            <text:p>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0" calcext:value-type="currency">
            <text:p>$0.0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://www.ti.com/product/TPS73633/samplebuy</text:p>
          </table:table-cell>
        </table:table-row>
        <table:table-row table:style-name="ro1">
          <table:table-cell office:value-type="string" calcext:value-type="string">
            <text:p>AB26TRB-32.768KHZ-T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4" calcext:value-type="currency">
            <text:p>$0.54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0.54" calcext:value-type="currency">
            <text:p>$0.5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<text:a xlink:href="http://www.digikey.com/product-detail/en/AB26TRB-32.768KHZ-T/535-9033-1-ND/675581" xlink:type="simple">http://www.digikey.com/product-detail/en/AB26TRB-32.768KHZ-T/535-9033-1-ND/675581</text:a></text:p>
          </table:table-cell>
        </table:table-row>
        <table:table-row table:style-name="ro1">
          <table:table-cell office:value-type="string" calcext:value-type="string">
            <text:p>ABM3-16.000MHZ-B2-T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.04" calcext:value-type="currency">
            <text:p>$1.0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://www.digikey.com/product-search/en?KeyWords=ABM3-16.000MHZ-B2-T&amp;WT.z_header=search_go</text:p>
          </table:table-cell>
        </table:table-row>
        <table:table-row table:style-name="ro2">
          <table:table-cell office:value-type="string" calcext:value-type="string">
            <text:p>C7, C12, C14 </text:p>
          </table:table-cell>
          <table:table-cell office:value-type="string" calcext:value-type="string">
            <text:p>1.0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float" office:value="3" calcext:value-type="float">
            <text:p>3</text:p>
          </table:table-cell>
          <table:table-cell table:formula="of:=[.D5]*[.E5]" office:value-type="currency" office:currency="USD" office:value="0.33" calcext:value-type="currency">
            <text:p>$0.33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>250R14X105KV4T</text:p>
          </table:table-cell>
          <table:table-cell office:value-type="string" calcext:value-type="string">
            <text:p><text:a xlink:href="http://www.digikey.com/product-detail/en/250R14X105KV4T/709-1224-1-ND/2074916" xlink:type="simple">http://www.digikey.com/product-detail/en/250R14X105KV4T/709-1224-1-ND/2074916</text:a></text:p>
          </table:table-cell>
        </table:table-row>
        <table:table-row table:style-name="ro1">
          <table:table-cell office:value-type="string" calcext:value-type="string">
            <text:p>C31-32 </text:p>
          </table:table-cell>
          <table:table-cell office:value-type="string" calcext:value-type="string">
            <text:p>10 p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6]*[.E6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N100JV4T</text:p>
          </table:table-cell>
          <table:table-cell office:value-type="string" calcext:value-type="string">
            <text:p>http://www.digikey.com/product-detail/en/500R14N100JV4T/709-1140-1-ND/1859472</text:p>
          </table:table-cell>
        </table:table-row>
        <table:table-row table:style-name="ro1">
          <table:table-cell office:value-type="string" calcext:value-type="string">
            <text:p>C28-29 </text:p>
          </table:table-cell>
          <table:table-cell office:value-type="string" calcext:value-type="string">
            <text:p>22p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D7]*[.E7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N220JV4T</text:p>
          </table:table-cell>
          <table:table-cell office:value-type="string" calcext:value-type="string">
            <text:p>http://www.digikey.com/product-detail/en/500R14N220JV4T/709-1143-1-ND/1859475</text:p>
          </table:table-cell>
        </table:table-row>
        <table:table-row table:style-name="ro1">
          <table:table-cell office:value-type="string" calcext:value-type="string">
            <text:p>C3, C5, C8, C18</text:p>
          </table:table-cell>
          <table:table-cell office:value-type="string" calcext:value-type="string">
            <text:p>0.01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8]*[.E8]" office:value-type="currency" office:currency="USD" office:value="0.4" calcext:value-type="currency">
            <text:p>$0.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00R14W103KV4T</text:p>
          </table:table-cell>
          <table:table-cell office:value-type="string" calcext:value-type="string">
            <text:p>http://www.digikey.com/product-detail/en/500R14W103KV4T/709-1160-1-ND/1859492</text:p>
          </table:table-cell>
        </table:table-row>
        <table:table-row table:style-name="ro1">
          <table:table-cell office:value-type="string" calcext:value-type="string">
            <text:p>C4, C6, C10-11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9]*[.E9]" office:value-type="currency" office:currency="USD" office:value="0.4" calcext:value-type="currency">
            <text:p>$0.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0R14W104KV4T</text:p>
          </table:table-cell>
          <table:table-cell office:value-type="string" calcext:value-type="string">
            <text:p>http://www.digikey.com/product-detail/en/160R14W104KV4T/709-1153-1-ND/185948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currency" office:currency="USD" office:value="0.2" calcext:value-type="currency">
            <text:p>$0.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RM188R61C225KE15D</text:p>
          </table:table-cell>
          <table:table-cell office:value-type="string" calcext:value-type="string">
            <text:p>http://www.digikey.com/product-detail/en/GRM188R61C225KE15D/490-3296-1-ND/702837</text:p>
          </table:table-cell>
        </table:table-row>
        <table:table-row table:style-name="ro1">
          <table:table-cell office:value-type="string" calcext:value-type="string">
            <text:p>D4, D1 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currency" office:currency="USD" office:value="0.6" calcext:value-type="currency">
            <text:p>$0.6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http://www.digikey.com/product-detail/en/LTST-C171GKT/160-1423-1-ND/38679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currency" office:currency="USD" office:value="0.39" calcext:value-type="currency">
            <text:p>$0.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0TBKT</text:p>
          </table:table-cell>
          <table:table-cell office:value-type="string" calcext:value-type="string">
            <text:p>http://www.digikey.com/product-detail/en/LTST-C170TBKT/160-1579-1-ND/56488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0.32" calcext:value-type="currency">
            <text:p>$0.3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http://www.digikey.com/product-detail/en/LTST-C171KRKT/160-1427-1-ND/386800</text:p>
          </table:table-cell>
        </table:table-row>
        <table:table-row table:style-name="ro2">
          <table:table-cell office:value-type="string" calcext:value-type="string">
            <text:p>J1, J3 </text:p>
          </table:table-cell>
          <table:table-cell office:value-type="string" calcext:value-type="string">
            <text:p>header 2x1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3" calcext:value-type="currency">
            <text:p>$0.73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currency" office:currency="USD" office:value="1.46" calcext:value-type="currency">
            <text:p>$1.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8602-116HLF</text:p>
          </table:table-cell>
          <table:table-cell office:value-type="string" calcext:value-type="string">
            <text:p><text:a xlink:href="http://www.digikey.com/product-detail/en/68000-436HLF/609-3505-ND/1487451" xlink:type="simple">http://www.digikey.com/product-detail/en/68000-436HLF/609-3505-ND/1487451</text:a>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Mirco Us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currency" office:currency="USD" office:value="1.02" calcext:value-type="currency">
            <text:p>$1.0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ZX62-AB-5PA(11)</text:p>
          </table:table-cell>
          <table:table-cell office:value-type="string" calcext:value-type="string">
            <text:p>http://www.digikey.com/product-detail/en/ZX62-AB-5PA(11)/H11635CT-ND/1993370</text:p>
          </table:table-cell>
        </table:table-row>
        <table:table-row table:style-name="ro1">
          <table:table-cell office:value-type="string" calcext:value-type="string">
            <text:p>Q1-3</text:p>
          </table:table-cell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currency" office:currency="USD" office:value="0.45" calcext:value-type="currency">
            <text:p>$0.4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TC114EET1G</text:p>
          </table:table-cell>
          <table:table-cell office:value-type="string" calcext:value-type="string">
            <text:p>http://www.digikey.com/product-detail/en/DTC114EET1G/DTC114EET1GOSCT-ND/1967041</text:p>
          </table:table-cell>
        </table:table-row>
        <table:table-row table:style-name="ro1">
          <table:table-cell office:value-type="string" calcext:value-type="string">
            <text:p>RESET SW1, SW2</text:p>
          </table:table-cell>
          <table:table-cell office:value-type="string" calcext:value-type="string">
            <text:p>switch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currency" office:currency="USD" office:value="0.76" calcext:value-type="currency">
            <text:p>$0.7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3S-1000</text:p>
          </table:table-cell>
          <table:table-cell office:value-type="string" calcext:value-type="string">
            <text:p>http://www.digikey.com/product-detail/en/B3S-1000/SW415-ND/20686</text:p>
          </table:table-cell>
        </table:table-row>
        <table:table-row table:style-name="ro1">
          <table:table-cell office:value-type="string" calcext:value-type="string">
            <text:p>R2, R9-12, R14, R26, R29(omit)</text:p>
          </table:table-cell>
          <table:table-cell office:value-type="string" calcext:value-type="string">
            <text:p>0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8" calcext:value-type="float">
            <text:p>8</text:p>
          </table:table-cell>
          <table:table-cell table:formula="of:=[.D18]*[.E18]" office:value-type="currency" office:currency="USD" office:value="0.8" calcext:value-type="currency">
            <text:p>$0.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 ERJ-3GEY0R00V</text:p>
          </table:table-cell>
          <table:table-cell office:value-type="string" calcext:value-type="string">
            <text:p>http://www.digikey.com/product-detail/en/ERJ-3GEY0R00V/P0.0GCT-ND/13471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 k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C0603JR-0710KL</text:p>
          </table:table-cell>
          <table:table-cell office:value-type="string" calcext:value-type="string">
            <text:p>http://www.digikey.com/product-detail/en/RC0603JR-0710KL/311-10KGRCT-ND/729647</text:p>
          </table:table-cell>
        </table:table-row>
        <table:table-row table:style-name="ro1">
          <table:table-cell office:value-type="string" calcext:value-type="string">
            <text:p>R3-5, R27</text:p>
          </table:table-cell>
          <table:table-cell office:value-type="string" calcext:value-type="string">
            <text:p>330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4" calcext:value-type="float">
            <text:p>4</text:p>
          </table:table-cell>
          <table:table-cell table:formula="of:=[.D20]*[.E20]" office:value-type="currency" office:currency="USD" office:value="0.52" calcext:value-type="currency">
            <text:p>$0.5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KTR03EZPJ331</text:p>
          </table:table-cell>
          <table:table-cell office:value-type="string" calcext:value-type="string">
            <text:p>http://www.digikey.com/product-detail/en/KTR03EZPJ331/RHM330AZCT-ND/2290050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 M oh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http://www.digikey.com/product-detail/en/RC0603FR-071ML/311-1.00MHRCT-ND/729791</text:p>
          </table:table-cell>
        </table:table-row>
        <table:table-row table:style-name="ro1" table:number-rows-repeated="7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formula="of:=SUM([.F2:.F25])" office:value-type="float" office:value="9.83" calcext:value-type="float">
            <text:p>9.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17:29:23.536173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6:09:55.794760418</meta:creation-date>
    <dc:date>2014-08-30T20:50:33.073461704</dc:date>
    <meta:editing-duration>PT7H15M43S</meta:editing-duration>
    <meta:editing-cycles>13</meta:editing-cycles>
    <meta:generator>LibreOffice/4.2.4.2$Linux_X86_64 LibreOffice_project/420m0$Build-2</meta:generator>
    <meta:document-statistic meta:table-count="1" meta:cell-count="186" meta:object-count="0"/>
  </office:meta>
</office:document-meta>
</file>